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12pt" officeooo:rsid="00076f5d" officeooo:paragraph-rsid="00076f5d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Carlito" fo:font-size="12pt" officeooo:rsid="00076f5d" officeooo:paragraph-rsid="00076f5d" style:font-size-asian="12pt" style:font-size-complex="12pt"/>
    </style:style>
    <style:style style:name="P3" style:family="paragraph" style:parent-style-name="Standard">
      <style:text-properties style:font-name="Carlito" fo:font-size="12pt" officeooo:rsid="00076f5d" officeooo:paragraph-rsid="00167f68" style:font-size-asian="12pt" style:font-size-complex="12pt"/>
    </style:style>
    <style:style style:name="P4" style:family="paragraph" style:parent-style-name="Standard">
      <style:text-properties style:font-name="Carlito" fo:font-size="12pt" officeooo:rsid="000c4143" officeooo:paragraph-rsid="000c4143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Carlito" fo:font-size="12pt" officeooo:rsid="0004414b" officeooo:paragraph-rsid="0004414b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Carlito" fo:font-size="12pt" officeooo:rsid="0004414b" officeooo:paragraph-rsid="000492e1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Carlito" fo:font-size="12pt" officeooo:rsid="0004414b" officeooo:paragraph-rsid="0004d860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Carlito" fo:font-size="12pt" officeooo:rsid="000492e1" officeooo:paragraph-rsid="000492e1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Carlito" fo:font-size="12pt" officeooo:rsid="0004d860" officeooo:paragraph-rsid="0004d860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Carlito" fo:font-size="12pt" officeooo:rsid="0014a534" officeooo:paragraph-rsid="0014a534" style:font-size-asian="12pt" style:font-size-complex="12pt"/>
    </style:style>
    <style:style style:name="P11" style:family="paragraph" style:parent-style-name="Standard">
      <style:text-properties style:font-name="Carlito" fo:font-size="12pt" officeooo:rsid="00167f68" officeooo:paragraph-rsid="00167f68" style:font-size-asian="12pt" style:font-size-complex="12pt"/>
    </style:style>
    <style:style style:name="P12" style:family="paragraph" style:parent-style-name="Standard">
      <style:text-properties style:font-name="Carlito" fo:font-size="14pt" style:text-underline-style="solid" style:text-underline-width="auto" style:text-underline-color="font-color" fo:font-weight="bold" officeooo:rsid="000c4143" officeooo:paragraph-rsid="000c4143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rlito" fo:font-size="14pt" style:text-underline-style="solid" style:text-underline-width="auto" style:text-underline-color="font-color" fo:font-weight="bold" officeooo:rsid="0013bd43" officeooo:paragraph-rsid="0013bd43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rlito" fo:font-size="14pt" fo:font-style="normal" style:text-underline-style="solid" style:text-underline-width="auto" style:text-underline-color="font-color" fo:font-weight="normal" officeooo:rsid="00167f68" officeooo:paragraph-rsid="00167f68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  <style:text-properties fo:font-variant="normal" fo:text-transform="none" fo:color="#24292e" style:font-name="apple-system" fo:font-size="10.5pt" fo:letter-spacing="normal" fo:font-style="normal" fo:font-weight="normal" loext:padding-left="0in" loext:padding-right="0in" loext:padding-top="0.25in" loext:padding-bottom="0in" loext:border-left="none" loext:border-right="none" loext:border-top="0.06pt solid #e1e4e8" loext:border-bottom="none"/>
    </style:style>
    <style:style style:name="P16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fo:letter-spacing="normal" loext:padding-left="0in" loext:padding-right="0in" loext:padding-top="0.25in" loext:padding-bottom="0in" loext:border-left="none" loext:border-right="none" loext:border-top="0.06pt solid #e1e4e8" loext:border-bottom="none"/>
    </style:style>
    <style:style style:name="P17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in" loext:contextual-spacing="false" fo:line-height="142%" fo:text-indent="0in" style:auto-text-indent="false" fo:background-color="#f5f5f5" fo:padding="0.0937in" fo:border="0.06pt solid #cccccc"/>
      <style:text-properties fo:color="#333333" style:font-name="Menlo" fo:font-size="9.75pt" officeooo:rsid="00076f5d" officeooo:paragraph-rsid="0014a534" style:font-size-asian="12pt" style:font-size-complex="12pt"/>
    </style:style>
    <style:style style:name="P18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in" loext:border="none"/>
    </style:style>
    <style:style style:name="P19" style:family="paragraph" style:parent-style-name="Heading_20_3">
      <style:text-properties fo:font-variant="normal" fo:text-transform="none" fo:color="#24292e" style:font-name="Carlito" fo:font-size="12pt" fo:letter-spacing="normal" officeooo:rsid="00076f5d" officeooo:paragraph-rsid="00076f5d" style:font-size-asian="12pt" style:font-size-complex="12pt" loext:padding-left="0in" loext:padding-right="0in" loext:padding-top="0.25in" loext:padding-bottom="0in" loext:border-left="none" loext:border-right="none" loext:border-top="0.06pt solid #000000" loext:border-bottom="none"/>
    </style:style>
    <style:style style:name="P20" style:family="paragraph" style:parent-style-name="Text_20_body">
      <style:paragraph-properties fo:line-height="150%"/>
      <style:text-properties officeooo:paragraph-rsid="0007680d"/>
    </style:style>
    <style:style style:name="P21" style:family="paragraph" style:parent-style-name="Standard">
      <style:text-properties style:font-name="Carlito" fo:font-size="12pt" officeooo:rsid="00167f68" officeooo:paragraph-rsid="00167f68" style:font-size-asian="12pt" style:font-size-complex="12pt"/>
    </style:style>
    <style:style style:name="T1" style:family="text">
      <style:text-properties officeooo:rsid="0004d860"/>
    </style:style>
    <style:style style:name="T2" style:family="text">
      <style:text-properties officeooo:rsid="00059979"/>
    </style:style>
    <style:style style:name="T3" style:family="text">
      <style:text-properties fo:font-variant="normal" fo:text-transform="none" fo:color="#24292e" style:font-name="Carlito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4292e" style:font-name="Carlito" fo:font-size="12pt" fo:letter-spacing="normal" fo:font-style="normal" fo:font-weight="normal" officeooo:rsid="0004414b" style:font-size-asian="12pt" style:font-size-complex="12pt"/>
    </style:style>
    <style:style style:name="T5" style:family="text">
      <style:text-properties fo:font-variant="normal" fo:text-transform="none" fo:color="#24292e" style:font-name="Carlito" fo:font-size="12pt" fo:letter-spacing="normal" fo:font-style="normal" fo:font-weight="normal" officeooo:rsid="0007680d" style:font-size-asian="12pt" style:font-size-complex="12pt"/>
    </style:style>
    <style:style style:name="T6" style:family="text">
      <style:text-properties officeooo:rsid="00082ae7"/>
    </style:style>
    <style:style style:name="T7" style:family="text">
      <style:text-properties officeooo:rsid="0009e5bf"/>
    </style:style>
    <style:style style:name="T8" style:family="text">
      <style:text-properties style:font-name="apple-system" fo:font-size="15pt" fo:font-style="normal" fo:font-weight="bold"/>
    </style:style>
    <style:style style:name="T9" style:family="text">
      <style:text-properties officeooo:rsid="0011f1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d.. takes us to our <text:span text:style-name="T1">previous</text:span> director<text:span text:style-name="T6">y</text:span></text:p>
      <text:p text:style-name="P5">cd take us to our <text:s/><text:span text:style-name="T1">home directorate</text:span></text:p>
      <text:p text:style-name="P5">ls -a show us all files both hidden in our home directorate</text:p>
      <text:p text:style-name="P6">ls list our current directorate</text:p>
      <text:p text:style-name="P8">ls -r to reverse the list of directorate files</text:p>
      <text:p text:style-name="P8">ls -t to order files by time</text:p>
      <text:p text:style-name="P9">pico <text:s text:c="4"/>to creat a text editor</text:p>
      <text:p text:style-name="P9">cat file_name to open txt file</text:p>
      <text:p text:style-name="P7"><text:s/><text:span text:style-name="T2">pa aux programs running on the os</text:span></text:p>
      <text:p text:style-name="P20"><text:span text:style-name="Source_20_Text"><text:span text:style-name="T4">ps aux </text:span></text:span><text:span text:style-name="T4">prints details of every process running on your machine.</text:span></text:p>
      <text:p text:style-name="P20"><text:span text:style-name="Source_20_Text"><text:span text:style-name="T3">Grep </text:span></text:span><text:span text:style-name="Source_20_Text"><text:span text:style-name="T5"><text:s/></text:span></text:span><text:span text:style-name="T3">searches the input for lines matching a certain pattern</text:span></text:p>
      <text:p text:style-name="P2">ls | wc -l ton count the number file in my director<text:span text:style-name="T6">y</text:span></text:p>
      <text:p text:style-name="P10">API KEY</text:p>
      <text:p text:style-name="P17">aaf75545281bd1b1a5968b575c99bb2a</text:p>
      <text:p text:style-name="P13">echo keyword</text:p>
      <text:p text:style-name="P1"><text:span text:style-name="T7">&gt;&gt;</text:span>message="hello,my name is sam"</text:p>
      <text:p text:style-name="P1"><text:span text:style-name="T7">&gt;&gt;</text:span>joy@raspberrypi:~ $ echo $message</text:p>
      <text:p text:style-name="P1"><text:span text:style-name="T7">&gt;&gt;</text:span>hello,my name is sam</text:p>
      <text:p text:style-name="P1"/>
      <text:p text:style-name="P1"/>
      <text:h text:style-name="P19" text:outline-level="3">…<text:span text:style-name="T8">or create a new repository on the command line</text:span></text:h>
      <text:p text:style-name="P18"><text:bookmark text:name="empty-setup-new-repo-echo"/>echo "# MyGlobalcode" &gt;&gt; README.md</text:p>
      <text:p text:style-name="P18">git init</text:p>
      <text:p text:style-name="P18">git add README.md</text:p>
      <text:p text:style-name="P18">git commit -m "first commit"</text:p>
      <text:p text:style-name="P18">git remote add origin https://github.com/joyland99/MyGlobalcode.git</text:p>
      <text:p text:style-name="P18">git push -u origin master</text:p>
      <text:h text:style-name="P16" text:outline-level="3">…<text:span text:style-name="T8">or push an existing repository from the command line</text:span></text:h>
      <text:p text:style-name="P18"><text:bookmark text:name="empty-setup-push-repo-echo"/>git remote add origin https://github.com/joyland99/MyGlobalcode.git</text:p>
      <text:p text:style-name="P18">git push -u origin master</text:p>
      <text:p text:style-name="P15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2"><text:span text:style-name="T9">Uploading to </text:span>GIT</text:p>
      <text:p text:style-name="P4"/>
      <text:p text:style-name="P1">joy@raspberrypi:~/ClassBook2019 $ cd</text:p>
      <text:p text:style-name="P1">joy@raspberrypi:~ $ pwd</text:p>
      <text:p text:style-name="P1">/home/joy</text:p>
      <text:p text:style-name="P1">joy@raspberrypi:~ $ cd ClassBook2019</text:p>
      <text:p text:style-name="P1">joy@raspberrypi:~/ClassBook2019 $ pwd</text:p>
      <text:p text:style-name="P1">/home/joy/ClassBook2019</text:p>
      <text:p text:style-name="P1">joy@raspberrypi:~/ClassBook2019 $ cd HTU/</text:p>
      <text:p text:style-name="P1">joy@raspberrypi:~/ClassBook2019/HTU $ pico classlist</text:p>
      <text:p text:style-name="P1">joy@raspberrypi:~/ClassBook2019/HTU $ pico classlist</text:p>
      <text:p text:style-name="P1">joy@raspberrypi:~/ClassBook2019/HTU $ git diff</text:p>
      <text:p text:style-name="P1">joy@raspberrypi:~/ClassBook2019/HTU $ git status</text:p>
      <text:p text:style-name="P1">joy@raspberrypi:~/ClassBook2019/HTU $ git add -A</text:p>
      <text:p text:style-name="P1">joy@raspberrypi:~/ClassBook2019/HTU $ git status</text:p>
      <text:p text:style-name="P1">joy@raspberrypi:~/ClassBook2019/HTU $ git commit -m "added myself to the list"</text:p>
      <text:p text:style-name="P1">joy@raspberrypi:~/ClassBook2019/HTU $ git log</text:p>
      <text:p text:style-name="P1">joy@raspberrypi:~/ClassBook2019/HTU $ git push</text:p>
      <text:p text:style-name="P1">Username for 'https://github.com': joyland99</text:p>
      <text:p text:style-name="P1">Password for 'https://joyland99@github.com': </text:p>
      <text:p text:style-name="P1"><text:s/></text:p>
      <text:p text:style-name="P1"/>
      <text:p text:style-name="P14">synchronizing</text:p>
      <text:p text:style-name="P3"><text:s/>cd</text:p>
      <text:p text:style-name="P3"><text:s/>pwd</text:p>
      <text:p text:style-name="P3"><text:s/>cd ClassBook2019</text:p>
      <text:p text:style-name="P3"><text:s/>pwd</text:p>
      <text:p text:style-name="P3"><text:s/>cd HTU/</text:p>
      <text:p text:style-name="P11">git pull</text:p>
      <text:p text:style-name="P11">change file</text:p>
      <text:p text:style-name="P11">git add -A</text:p>
      <text:p text:style-name="P11">git status</text:p>
      <text:p text:style-name="P11">git commit -m”message”</text:p>
      <text:p text:style-name="P11">git push</text:p>
      <text:p text:style-name="P11"/>
      <text:p text:style-name="P11"/>
      <text:p text:style-name="P11">Python 3.7.3 (default, Apr <text:s/>3 2019, 05:39:12) </text:p>
      <text:p text:style-name="P11">[GCC 8.2.0] on linux</text:p>
      <text:p text:style-name="P11">Type "help", "copyright", "credits" or "license" for more information.</text:p>
      <text:p text:style-name="P11"><text:soft-page-break/>&gt;&gt;&gt; names = ["sam", "john", "james"]</text:p>
      <text:p text:style-name="P11">&gt;&gt;&gt; def sqr(x): return x ** 2</text:p>
      <text:p text:style-name="P11">... </text:p>
      <text:p text:style-name="P11">&gt;&gt;&gt; l=list(map(len,names))</text:p>
      <text:p text:style-name="P11">&gt;&gt;&gt; print(l)</text:p>
      <text:p text:style-name="P11">[3, 4, 5]</text:p>
      <text:p text:style-name="P11">&gt;&gt;&gt; sqr(2)</text:p>
      <text:p text:style-name="P11">4</text:p>
      <text:p text:style-name="P11">&gt;&gt;&gt; squares=list(map(sqr,l)</text:p>
      <text:p text:style-name="P11">... </text:p>
      <text:p text:style-name="P11">... </text:p>
      <text:p text:style-name="P11">... squares=list(map(sqr,l))</text:p>
      <text:p text:style-name="P11"><text:s text:c="2"/>File "&lt;stdin&gt;", line 4</text:p>
      <text:p text:style-name="P11"><text:s text:c="4"/>squares=list(map(sqr,l))</text:p>
      <text:p text:style-name="P11"><text:s text:c="10"/>^</text:p>
      <text:p text:style-name="P11">SyntaxError: invalid syntax</text:p>
      <text:p text:style-name="P11">&gt;&gt;&gt; squares=list(map(sqr,l))</text:p>
      <text:p text:style-name="P11">&gt;&gt;&gt; print(squares)</text:p>
      <text:p text:style-name="P11">[9, 16, 25]</text:p>
      <text:p text:style-name="P11">&gt;&gt;&gt; map(sqr,map(len,names))</text:p>
      <text:p text:style-name="P11">&lt;map object at 0x766989d0&gt;</text:p>
      <text:p text:style-name="P11">&gt;&gt;&gt; list(map(sqr,list(map(len,names))))</text:p>
      <text:p text:style-name="P11">[9, 16, 25]</text:p>
      <text:p text:style-name="P11">&gt;&gt;&gt; items = [1, 2, 3, 4, 5]</text:p>
      <text:p text:style-name="P11">&gt;&gt;&gt; squares = map((lambda x: x ** 2), items)</text:p>
      <text:p text:style-name="P11">&gt;&gt;&gt; print(iteams)</text:p>
      <text:p text:style-name="P11">Traceback (most recent call last):</text:p>
      <text:p text:style-name="P11"><text:s text:c="2"/>File "&lt;stdin&gt;", line 1, in &lt;module&gt;</text:p>
      <text:p text:style-name="P11">NameError: name 'iteams' is not defined</text:p>
      <text:p text:style-name="P11">&gt;&gt;&gt; print(items)</text:p>
      <text:p text:style-name="P11">[1, 2, 3, 4, 5]</text:p>
      <text:p text:style-name="P11">&gt;&gt;&gt; list(map(sqr,items))</text:p>
      <text:p text:style-name="P11">[1, 4, 9, 16, 25]</text:p>
      <text:p text:style-name="P11">&gt;&gt;&gt; a=lambda x: x**2</text:p>
      <text:p text:style-name="P11">&gt;&gt;&gt; print(a(2))</text:p>
      <text:p text:style-name="P11">4</text:p>
      <text:p text:style-name="P11">&gt;&gt;&gt; sum = lambda x,y: x+y</text:p>
      <text:p text:style-name="P11">&gt;&gt;&gt; sum(5,6)</text:p>
      <text:p text:style-name="P11">11</text:p>
      <text:p text:style-name="P11">&gt;&gt;&gt; sum(-75477,9878)</text:p>
      <text:p text:style-name="P11">-65599</text:p>
      <text:p text:style-name="P11">&gt;&gt;&gt; sum(-75477,649878)</text:p>
      <text:p text:style-name="P11">574401</text:p>
      <text:p text:style-name="P11">&gt;&gt;&gt; list(map(sqr,items))</text:p>
      <text:p text:style-name="P11">[1, 4, 9, 16, 25]</text:p>
      <text:p text:style-name="P11">&gt;&gt;&gt; list (map(lambda g:g**3,items)</text:p>
      <text:p text:style-name="P11"><text:soft-page-break/>... list (map(lambda g:g**3,items))</text:p>
      <text:p text:style-name="P11"><text:s text:c="2"/>File "&lt;stdin&gt;", line 2</text:p>
      <text:p text:style-name="P11"><text:s text:c="4"/>list (map(lambda g:g**3,items))</text:p>
      <text:p text:style-name="P11"><text:s text:c="7"/>^</text:p>
      <text:p text:style-name="P11">SyntaxError: invalid syntax</text:p>
      <text:p text:style-name="P11">&gt;&gt;&gt; list(map(lambda g:g**3,items))</text:p>
      <text:p text:style-name="P11">[1, 8, 27, 64, 125]</text:p>
      <text:p text:style-name="P11">&gt;&gt;&gt; list(map(lambda g:g**4,items))</text:p>
      <text:p text:style-name="P11">[1, 16, 81, 256, 625]</text:p>
      <text:p text:style-name="P11">&gt;&gt;&gt; print(items)</text:p>
      <text:p text:style-name="P11">[1, 2, 3, 4, 5]</text:p>
      <text:p text:style-name="P11">&gt;&gt;&gt; list(map(lambda g:g,names))</text:p>
      <text:p text:style-name="P11">['sam', 'john', 'james']</text:p>
      <text:p text:style-name="P11">&gt;&gt;&gt; list(map(lambda g:"hello,nice to meet you",names))</text:p>
      <text:p text:style-name="P11">['hello,nice to meet you', 'hello,nice to meet you', 'hello,nice to meet you']</text:p>
      <text:p text:style-name="P11">&gt;&gt;&gt; list(map(lambda g:"hello,nice to meet you"+ g,names))</text:p>
      <text:p text:style-name="P11">['hello,nice to meet yousam', 'hello,nice to meet youjohn', 'hello,nice to meet youjames']</text:p>
      <text:p text:style-name="P11">&gt;&gt;&gt; list(map(lambda g:"hello,nice to meet you "+ g,names))</text:p>
      <text:p text:style-name="P11">['hello,nice to meet you sam', 'hello,nice to meet you john', 'hello,nice to meet you james']</text:p>
      <text:p text:style-name="P11">&gt;&gt;&gt; </text:p>
      <text:p text:style-name="P11">&gt;&gt;&gt; </text:p>
      <text:p text:style-name="P11">&gt;&gt;&gt; </text:p>
      <text:p text:style-name="P11">&gt;&gt;&gt; </text:p>
      <text:p text:style-name="P11">&gt;&gt;&gt; </text:p>
      <text:p text:style-name="P11">&gt;&gt;&gt; </text:p>
      <text:p text:style-name="P11">&gt;&gt;&gt; </text:p>
      <text:p text:style-name="P11">&gt;&gt;&gt; </text:p>
      <text:p text:style-name="P11">&gt;&gt;&gt; </text:p>
      <text:p text:style-name="P11">&gt;&gt;&gt; </text:p>
      <text:p text:style-name="P11">&gt;&gt;&gt; </text:p>
      <text:p text:style-name="P11">&gt;&gt;&gt; def too_old(x): return x &gt; 30</text:p>
      <text:p text:style-name="P11">... ages = [22, 25, 29, 34, 56, 24, 12]</text:p>
      <text:p text:style-name="P11"><text:s text:c="2"/>File "&lt;stdin&gt;", line 2</text:p>
      <text:p text:style-name="P11"><text:s text:c="4"/>ages = [22, 25, 29, 34, 56, 24, 12]</text:p>
      <text:p text:style-name="P11"><text:s text:c="7"/>^</text:p>
      <text:p text:style-name="P11">SyntaxError: invalid syntax</text:p>
      <text:p text:style-name="P11">&gt;&gt;&gt; </text:p>
      <text:p text:style-name="P11">&gt;&gt;&gt; \</text:p>
      <text:p text:style-name="P11">... </text:p>
      <text:p text:style-name="P11">&gt;&gt;&gt; </text:p>
      <text:p text:style-name="P11">&gt;&gt;&gt; </text:p>
      <text:p text:style-name="P11">&gt;&gt;&gt; </text:p>
      <text:p text:style-name="P11">&gt;&gt;&gt; </text:p>
      <text:p text:style-name="P11">&gt;&gt;&gt; </text:p>
      <text:p text:style-name="P11">&gt;&gt;&gt; </text:p>
      <text:p text:style-name="P11">&gt;&gt;&gt; </text:p>
      <text:p text:style-name="P11"><text:soft-page-break/>&gt;&gt;&gt; </text:p>
      <text:p text:style-name="P11">&gt;&gt;&gt; </text:p>
      <text:p text:style-name="P11">&gt;&gt;&gt; </text:p>
      <text:p text:style-name="P11">&gt;&gt;&gt; </text:p>
      <text:p text:style-name="P11">&gt;&gt;&gt; </text:p>
      <text:p text:style-name="P11">&gt;&gt;&gt; </text:p>
      <text:p text:style-name="P11">&gt;&gt;&gt; </text:p>
      <text:p text:style-name="P11">&gt;&gt;&gt; def too_old(x): return x &gt; 30</text:p>
      <text:p text:style-name="P11">... </text:p>
      <text:p text:style-name="P11">&gt;&gt;&gt; ages = [22, 25, 29, 34, 56, 24, 12]</text:p>
      <text:p text:style-name="P11">&gt;&gt;&gt; </text:p>
      <text:p text:style-name="P11">&gt;&gt;&gt; too_old(40)</text:p>
      <text:p text:style-name="P11">True</text:p>
      <text:p text:style-name="P11">&gt;&gt;&gt; too_old(30)</text:p>
      <text:p text:style-name="P11">False</text:p>
      <text:p text:style-name="P11">&gt;&gt;&gt; too_old(30)</text:p>
      <text:p text:style-name="P11"/>
      <text:p text:style-name="P11"/>
      <text:p text:style-name="P11"/>
      <text:p text:style-name="P11"/>
      <text:p text:style-name="P11">joy@raspberrypi:~ $ python3</text:p>
      <text:p text:style-name="P11">Python 3.7.3 (default, Apr <text:s/>3 2019, 05:39:12) </text:p>
      <text:p text:style-name="P11">[GCC 8.2.0] on linux</text:p>
      <text:p text:style-name="P11">Type "help", "copyright", "credits" or "license" for more information.</text:p>
      <text:p text:style-name="P11">&gt;&gt;&gt; def too_old(x): return x &gt; 30</text:p>
      <text:p text:style-name="P11">... </text:p>
      <text:p text:style-name="P11">&gt;&gt;&gt; ages = [22, 25, 29, 34, 56, 24, 12]</text:p>
      <text:p text:style-name="P11">&gt;&gt;&gt; list(filter(too_old,ages))</text:p>
      <text:p text:style-name="P11">[34, 56]</text:p>
      <text:p text:style-name="P11">&gt;&gt;&gt; def too_young(x): return 20 &gt; x</text:p>
      <text:p text:style-name="P11">... </text:p>
      <text:p text:style-name="P11">&gt;&gt;&gt; ages = [22, 25, 29, 34, 56, 24, 12]</text:p>
      <text:p text:style-name="P11">&gt;&gt;&gt; list(filter(too_young,ages))</text:p>
      <text:p text:style-name="P11">[12]</text:p>
      <text:p text:style-name="P11">&gt;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3:37:13.127309646</meta:creation-date>
    <dc:date>2019-07-15T11:40:31.026246726</dc:date>
    <meta:editing-duration>PT1H54M49S</meta:editing-duration>
    <meta:editing-cycles>16</meta:editing-cycles>
    <meta:generator>LibreOffice/6.1.5.2$Linux_ARM_EABI LibreOffice_project/10$Build-2</meta:generator>
    <meta:document-statistic meta:table-count="0" meta:image-count="0" meta:object-count="0" meta:page-count="5" meta:paragraph-count="186" meta:word-count="684" meta:character-count="4527" meta:non-whitespace-character-count="3931"/>
  </office:meta>
</office:document-meta>
</file>